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00dc76" officeooo:paragraph-rsid="0000dc76"/>
    </style:style>
    <style:style style:name="P3" style:family="paragraph" style:parent-style-name="Text_20_body">
      <style:paragraph-properties fo:text-align="start" style:justify-single-word="false"/>
      <style:text-properties officeooo:rsid="0000fb69" officeooo:paragraph-rsid="0000fb69"/>
    </style:style>
    <style:style style:name="P4" style:family="paragraph" style:parent-style-name="Standard">
      <style:text-properties officeooo:rsid="0000fb69" officeooo:paragraph-rsid="0000fb69"/>
    </style:style>
    <style:style style:name="T1" style:family="text">
      <style:text-properties officeooo:rsid="0002bc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TTRIBUTI</text:h>
      <text:p text:style-name="P2">1- Forza</text:p>
      <text:p text:style-name="P2">2- Difesa</text:p>
      <text:p text:style-name="P2">3- Hp</text:p>
      <text:p text:style-name="P2">4- Magia</text:p>
      <text:p text:style-name="P2">5- Rapidità</text:p>
      <text:h text:style-name="Heading_20_2" text:outline-level="2">STATES ATTRIBUTI</text:h>
      <text:p text:style-name="P2">Forza:</text:p>
      <text:p text:style-name="P2">-Weak (-20% danno); </text:p>
      <text:p text:style-name="P2">-Normale</text:p>
      <text:p text:style-name="P2">-Berserk (+50% danno, non può difendere)</text:p>
      <text:p text:style-name="P2"/>
      <text:p text:style-name="P2">Difesa:</text:p>
      <text:p text:style-name="P2">- <text:span text:style-name="T1">0-10 </text:span>Nudo (+25% danno subito)</text:p>
      <text:p text:style-name="P2">- <text:span text:style-name="T1">10-50 </text:span>Normale</text:p>
      <text:p text:style-name="P2">- <text:span text:style-name="T1">51 </text:span>Corazzato (+100% difesa, non può muoversi)</text:p>
      <text:p text:style-name="P2"/>
      <text:p text:style-name="P2">HP: </text:p>
      <text:p text:style-name="P2">- <text:span text:style-name="T1">0 </text:span>Ferito (non può attaccare)</text:p>
      <text:p text:style-name="P2">- <text:span text:style-name="T1">1-10 </text:span>Normale</text:p>
      <text:p text:style-name="P2">- <text:span text:style-name="T1">11 </text:span>In salute (+5% Difesa)</text:p>
      <text:p text:style-name="P2"/>
      <text:p text:style-name="P2">Magia:<text:line-break/>- <text:span text:style-name="T1">0-5 </text:span>Incapace (+20% danno magico subito)</text:p>
      <text:p text:style-name="P2">- <text:span text:style-name="T1">5-50 </text:span>Scholar (può lanciare alcune magie)</text:p>
      <text:p text:style-name="P2">- <text:span text:style-name="T1">51 </text:span>Prodigio (può lanciare tutte le magie)</text:p>
      <text:p text:style-name="P2"/>
      <text:p text:style-name="P2">Rapidità:</text:p>
      <text:p text:style-name="P2">- <text:span text:style-name="T1">0-10 </text:span>Lumaca (gioca per ultimo)</text:p>
      <text:p text:style-name="P2">- <text:span text:style-name="T1">10-49 </text:span>Normale (rispetta il turno)</text:p>
      <text:p text:style-name="P2">- <text:span text:style-name="T1">49-51 </text:span>Lepre (gioca per primo)</text:p>
      <text:p text:style-name="P2"/>
      <text:p text:style-name="P2"/>
      <text:h text:style-name="P1" text:outline-level="1">Actions</text:h>
      <text:p text:style-name="P3">Attacco: Attacco normale, scala su forza</text:p>
      <text:p text:style-name="P3">Difesa: Difesa, scala su Difesa</text:p>
      <text:p text:style-name="P3">Potenziamento: Potenzia la prossima azione, la durata dipende da rapidità</text:p>
      <text:p text:style-name="P3">Magico: Usa un attacco magico</text:p>
      <text:p text:style-name="P3">Fuga: Fuga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1T19:01:37.124421200</meta:creation-date>
    <dc:date>2025-04-01T19:49:45.358799500</dc:date>
    <meta:editing-duration>PT36M48S</meta:editing-duration>
    <meta:editing-cycles>4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32" meta:word-count="129" meta:character-count="745" meta:non-whitespace-character-count="646"/>
  </office:meta>
</office:document-meta>
</file>